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3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39"/>
        <table:table-column table:style-name="co7" table:default-cell-style-name="ce39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3" calcext:value-type="float">
            <text:p>3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/>
          <table:table-cell table:style-name="ce42"/>
          <table:table-cell/>
          <table:table-cell table:style-name="ce42"/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1" office:value-type="string" calcext:value-type="string">
            <text:p>Список дел</text:p>
          </table:table-cell>
          <table:table-cell table:number-columns-repeated="2"/>
          <table:table-cell table:style-name="ce52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 style:data-style-name="N2" text:time-value="21:29:02.73195478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08-25T22:46:22.270323376</dc:date>
    <meta:editing-duration>P64DT1H51M57S</meta:editing-duration>
    <meta:editing-cycles>309</meta:editing-cycles>
    <meta:document-statistic meta:table-count="4" meta:cell-count="334" meta:object-count="0"/>
  </office:meta>
</office:document-meta>
</file>